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rsid="0012df25" officeooo:paragraph-rsid="0012df25" style:font-size-asian="20pt" style:font-size-complex="20pt"/>
    </style:style>
    <style:style style:name="P2" style:family="paragraph" style:parent-style-name="Standard">
      <style:paragraph-properties fo:text-align="center" style:justify-single-word="false"/>
      <style:text-properties fo:font-size="20pt" officeooo:rsid="0014be9e" officeooo:paragraph-rsid="0014be9e" style:font-size-asian="20pt" style:font-size-complex="20pt"/>
    </style:style>
    <style:style style:name="P3" style:family="paragraph" style:parent-style-name="Standard">
      <style:paragraph-properties fo:text-align="start" style:justify-single-word="false"/>
      <style:text-properties fo:font-size="20pt" officeooo:rsid="0014be9e" officeooo:paragraph-rsid="0014be9e" style:font-size-asian="20pt" style:font-size-complex="20pt"/>
    </style:style>
    <style:style style:name="P4" style:family="paragraph" style:parent-style-name="Standard">
      <style:paragraph-properties fo:text-align="start" style:justify-single-word="false"/>
      <style:text-properties fo:font-size="20pt" officeooo:rsid="0014be9e" officeooo:paragraph-rsid="00168e7e" style:font-size-asian="20pt" style:font-size-complex="20pt"/>
    </style:style>
    <style:style style:name="T1" style:family="text">
      <style:text-properties officeooo:rsid="00168e7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teusz Para 14595</text:p>
      <text:p text:style-name="P1"/>
      <text:p text:style-name="P1">„Aplikacja o nazwie CheckLoveMate”</text:p>
      <text:p text:style-name="P1"/>
      <text:p text:style-name="P2">Pomysł:</text:p>
      <text:p text:style-name="P3">Plan na moją aplikacje jest rodzaju „Brave idea”.</text:p>
      <text:p text:style-name="P4">Aplikacja ma być portalem randkowy który łączy najlepsze elementy aplikacji randkowych na rynku z jedną z najstarszych i rozpoznawalnych gier planszowych na świecie czyli szach<text:span text:style-name="T1">ów</text:span>. Pomysł skupia się na załataniu luki w portalach randkowych które odstraszają ludzi płytkimi relacjami i sposobem działania który rzuca nam wiele potencjalnych relacji naraz przez co ciężko jest nam skupić się oraz poznać lepiej drugą osobę. Często wypowiadanym zdaniem przez doradców matrymonialnych jest zdanie „Najlepiej poznać kogoś podczas przyjemnych i angażujących czynności” <text:span text:style-name="T1">i sam z autopsji przekonałem się o tym i wierzę w to zdanie niczym w mantre</text:span>. Pomysł ma przebić konkurencję ponieważ osobę mamy poznawać podczas aktywności jaką <text:span text:style-name="T1">jest gra</text:span> szachy. Gra będzie nas nagradzała za kontakt z drugą osobą.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l" fo:country="PL"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09T17:33:58.231000000</meta:creation-date>
    <dc:date>2025-03-09T17:57:26.317000000</dc:date>
    <meta:editing-duration>PT23M28S</meta:editing-duration>
    <meta:editing-cycles>3</meta:editing-cycles>
    <meta:generator>LibreOffice/24.2.3.2$Windows_X86_64 LibreOffice_project/433d9c2ded56988e8a90e6b2e771ee4e6a5ab2ba</meta:generator>
    <meta:document-statistic meta:table-count="0" meta:image-count="0" meta:object-count="0" meta:page-count="1" meta:paragraph-count="5" meta:word-count="132" meta:character-count="899" meta:non-whitespace-character-count="771"/>
  </office:meta>
</office:document-meta>
</file>